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336d5" officeooo:paragraph-rsid="001336d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f3c9" officeooo:paragraph-rsid="001336d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36d5" officeooo:paragraph-rsid="001336d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45bb6" officeooo:paragraph-rsid="001336d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336d5" officeooo:paragraph-rsid="001336d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36d5" officeooo:paragraph-rsid="001336d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5f3c9" officeooo:paragraph-rsid="001336d5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400a7" officeooo:paragraph-rsid="001336d5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43664" officeooo:paragraph-rsid="001336d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f3c9" officeooo:paragraph-rsid="001336d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3664" officeooo:paragraph-rsid="001336d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5bb6" officeooo:paragraph-rsid="00145bb6" style:font-size-asian="10.5pt" style:font-weight-asian="normal" style:font-size-complex="12pt" style:font-weight-complex="normal"/>
    </style:style>
    <style:style style:name="T1" style:family="text">
      <style:text-properties officeooo:rsid="001336d5"/>
    </style:style>
    <style:style style:name="T2" style:family="text">
      <style:text-properties officeooo:rsid="0015f3c9" style:font-size-asian="12pt"/>
    </style:style>
    <style:style style:name="T3" style:family="text">
      <style:text-properties officeooo:rsid="0017dd06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RAMATICA GUARDAR PARTIDA</text:p>
      <text:p text:style-name="P5"/>
      <text:p text:style-name="P1">Analizador Lexico:</text:p>
      <text:p text:style-name="P1"/>
      <text:p text:style-name="P6">Letra = [a-zA-Z]</text:p>
      <text:p text:style-name="P6">Numero = [0123456789]</text:p>
      <text:p text:style-name="P6">Numero2 = [123456789]</text:p>
      <text:p text:style-name="P6">Caracteres1 = [$_]</text:p>
      <text:p text:style-name="P6">Caracteres2 = [-]</text:p>
      <text:p text:style-name="P6">Coma = [,]</text:p>
      <text:p text:style-name="P6">Punto = [.]</text:p>
      <text:p text:style-name="P6">Salto = \r|\n|\r\n</text:p>
      <text:p text:style-name="P6">Espacio = {Salto} | [ \t\f]</text:p>
      <text:p text:style-name="P6"><text:span text:style-name="T2"/></text:p>
      <text:p text:style-name="P6"><text:span text:style-name="T2">“,”<text:tab/><text:tab/><text:tab/><text:tab/><text:tab/><text:tab/><text:tab/><text:tab/><text:tab/>COMA</text:span></text:p>
      <text:p text:style-name="P7">“true”<text:tab/><text:tab/><text:tab/><text:tab/><text:tab/><text:tab/><text:tab/><text:tab/> <text:tab/>VERDADERO</text:p>
      <text:p text:style-name="P7">“false”<text:tab/><text:tab/><text:tab/><text:tab/><text:tab/><text:tab/><text:tab/><text:tab/><text:tab/>FALSO</text:p>
      <text:p text:style-name="P7">“{“<text:tab/><text:tab/><text:tab/><text:tab/><text:tab/><text:tab/><text:tab/><text:tab/><text:tab/>LLAVE_A</text:p>
      <text:p text:style-name="P7">“}”<text:tab/><text:tab/><text:tab/><text:tab/><text:tab/><text:tab/><text:tab/><text:tab/><text:tab/>LLAVE_B</text:p>
      <text:p text:style-name="P7">“[“<text:tab/><text:tab/><text:tab/><text:tab/><text:tab/><text:tab/><text:tab/><text:tab/><text:tab/>AGRUPACION_A</text:p>
      <text:p text:style-name="P7">“]”<text:tab/><text:tab/><text:tab/><text:tab/><text:tab/><text:tab/><text:tab/><text:tab/><text:tab/>AGRUPACION_B</text:p>
      <text:p text:style-name="P7">“:”<text:tab/><text:tab/><text:tab/><text:tab/><text:tab/><text:tab/><text:tab/><text:tab/><text:tab/>DOS_PUNTOS</text:p>
      <text:p text:style-name="P7">“.”<text:tab/><text:tab/><text:tab/><text:tab/><text:tab/><text:tab/><text:tab/><text:tab/><text:tab/>PUNTO</text:p>
      <text:p text:style-name="P7">“\””<text:tab/><text:tab/><text:tab/><text:tab/><text:tab/><text:tab/><text:tab/><text:tab/><text:tab/>COMILLAS</text:p>
      <text:p text:style-name="P7">“MAPA”<text:tab/><text:tab/><text:tab/><text:tab/><text:tab/><text:tab/><text:tab/><text:tab/>MAPA</text:p>
      <text:p text:style-name="P7">“id”<text:tab/><text:tab/><text:tab/><text:tab/><text:tab/><text:tab/><text:tab/><text:tab/><text:tab/>id</text:p>
      <text:p text:style-name="P7">“size”<text:tab/><text:tab/><text:tab/><text:tab/><text:tab/><text:tab/><text:tab/><text:tab/><text:tab/>size</text:p>
      <text:p text:style-name="P7">“filas”<text:tab/><text:tab/><text:tab/><text:tab/><text:tab/><text:tab/><text:tab/><text:tab/><text:tab/>filas</text:p>
      <text:p text:style-name="P7">“columnas”<text:tab/><text:tab/><text:tab/><text:tab/><text:tab/><text:tab/><text:tab/><text:tab/>columnas</text:p>
      <text:p text:style-name="P7">“alAzar”<text:tab/><text:tab/><text:tab/><text:tab/><text:tab/><text:tab/><text:tab/><text:tab/>alAzar</text:p>
      <text:p text:style-name="P7">“planetasNeutrales”<text:tab/><text:tab/><text:tab/><text:tab/><text:tab/><text:tab/><text:tab/>pNeutrales</text:p>
      <text:p text:style-name="P7">“mapaCiego”<text:tab/><text:tab/><text:tab/><text:tab/><text:tab/><text:tab/><text:tab/><text:tab/>mapaCiego</text:p>
      <text:p text:style-name="P7">“acumular”<text:tab/><text:tab/><text:tab/><text:tab/><text:tab/><text:tab/><text:tab/><text:tab/>acumular</text:p>
      <text:p text:style-name="P7">“NEUTRALES”<text:tab/><text:tab/><text:tab/><text:tab/><text:tab/><text:tab/><text:tab/>NEUTRALES</text:p>
      <text:p text:style-name="P7">“mostrarNaves”<text:tab/><text:tab/><text:tab/><text:tab/><text:tab/><text:tab/><text:tab/>mostrarNaves</text:p>
      <text:p text:style-name="P7">“mostrarEstadisticas”<text:tab/><text:tab/><text:tab/><text:tab/><text:tab/><text:tab/><text:tab/>mostrarEstadisticas</text:p>
      <text:p text:style-name="P7">“produccion”<text:tab/><text:tab/><text:tab/><text:tab/><text:tab/><text:tab/><text:tab/><text:tab/>produccion</text:p>
      <text:p text:style-name="P7">“finalizacion”<text:tab/><text:tab/><text:tab/><text:tab/><text:tab/><text:tab/><text:tab/><text:tab/>finalizacion</text:p>
      <text:p text:style-name="P7">“PLANETAS”<text:tab/><text:tab/><text:tab/><text:tab/><text:tab/><text:tab/><text:tab/>PLANETAS</text:p>
      <text:p text:style-name="P7">“nombre”<text:tab/><text:tab/><text:tab/><text:tab/><text:tab/><text:tab/><text:tab/><text:tab/>nombre</text:p>
      <text:p text:style-name="P7">“naves”<text:tab/><text:tab/><text:tab/><text:tab/><text:tab/><text:tab/><text:tab/><text:tab/>naves</text:p>
      <text:p text:style-name="P7">“posicionX”<text:tab/><text:tab/><text:tab/><text:tab/><text:tab/><text:tab/><text:tab/><text:tab/>posX</text:p>
      <text:p text:style-name="P7">“posicionY”<text:tab/><text:tab/><text:tab/><text:tab/><text:tab/><text:tab/><text:tab/><text:tab/>posY</text:p>
      <text:p text:style-name="P7">“porcentajeMuertes”<text:tab/><text:tab/><text:tab/><text:tab/><text:tab/><text:tab/><text:tab/>porcMuertes</text:p>
      <text:p text:style-name="P7">“PLANETAS_NEUTRALES”<text:tab/><text:tab/><text:tab/><text:tab/><text:tab/>PLANETAS_NEUTRALES</text:p>
      <text:p text:style-name="P7">“JUGADORES”<text:tab/><text:tab/><text:tab/><text:tab/><text:tab/><text:tab/><text:tab/>JUGADORES</text:p>
      <text:p text:style-name="P7">“planetas”<text:tab/><text:tab/><text:tab/><text:tab/><text:tab/><text:tab/><text:tab/><text:tab/>planetas</text:p>
      <text:p text:style-name="P7">“tipo”<text:tab/><text:tab/><text:tab/><text:tab/><text:tab/><text:tab/><text:tab/><text:tab/> <text:tab/>tipo</text:p>
      <text:p text:style-name="P7"><text:soft-page-break/>“color”<text:tab/><text:tab/><text:tab/><text:tab/><text:tab/><text:tab/><text:tab/><text:tab/><text:tab/>color</text:p>
      <text:p text:style-name="P7">“HUMANO”<text:tab/><text:tab/><text:tab/><text:tab/><text:tab/><text:tab/><text:tab/><text:tab/>HUMANO</text:p>
      <text:p text:style-name="P7">“DIFICIL”<text:tab/><text:tab/><text:tab/><text:tab/><text:tab/><text:tab/><text:tab/><text:tab/>DIFICIL</text:p>
      <text:p text:style-name="P7">“FACIL”<text:tab/><text:tab/><text:tab/><text:tab/><text:tab/><text:tab/><text:tab/><text:tab/>FACIL</text:p>
      <text:p text:style-name="P7">“<text:span text:style-name="T1">CAMBIOS”<text:tab/><text:tab/><text:tab/><text:tab/><text:tab/><text:tab/><text:tab/><text:tab/>CAMBIOS</text:span></text:p>
      <text:p text:style-name="P7">“<text:span text:style-name="T1">turno”<text:tab/><text:tab/><text:tab/><text:tab/><text:tab/><text:tab/><text:tab/><text:tab/>turno</text:span></text:p>
      <text:p text:style-name="P7">“<text:span text:style-name="T1">NAVES_CAMINO”<text:tab/><text:tab/><text:tab/><text:tab/><text:tab/><text:tab/><text:tab/>NAVES_CAMINO</text:span></text:p>
      <text:p text:style-name="P7">“<text:span text:style-name="T1">noFlota”<text:tab/><text:tab/><text:tab/><text:tab/><text:tab/><text:tab/><text:tab/><text:tab/>noFlota</text:span></text:p>
      <text:p text:style-name="P7">“<text:span text:style-name="T1">planetaOrigen”<text:tab/><text:tab/><text:tab/><text:tab/><text:tab/><text:tab/><text:tab/>planetaOrigen</text:span></text:p>
      <text:p text:style-name="P7">“<text:span text:style-name="T1">planetaDestino”<text:tab/><text:tab/><text:tab/><text:tab/><text:tab/><text:tab/><text:tab/>planetaDestino</text:span></text:p>
      <text:p text:style-name="P7">“<text:span text:style-name="T1">noNaves”<text:tab/><text:tab/><text:tab/><text:tab/><text:tab/><text:tab/><text:tab/><text:tab/>noNaves</text:span></text:p>
      <text:p text:style-name="P7">“<text:span text:style-name="T1">llegada”<text:tab/><text:tab/><text:tab/><text:tab/><text:tab/><text:tab/><text:tab/><text:tab/>llegada</text:span></text:p>
      <text:p text:style-name="P7">“<text:span text:style-name="T1">jugadorEnvio”<text:tab/><text:tab/><text:tab/><text:tab/><text:tab/><text:tab/><text:tab/>jugadorEnvio</text:span></text:p>
      <text:p text:style-name="P7">“<text:span text:style-name="T1">jugadorAtaque”<text:tab/><text:tab/><text:tab/><text:tab/><text:tab/><text:tab/><text:tab/>jugadorAtaque</text:span></text:p>
      <text:p text:style-name="P7">“<text:span text:style-name="T1">verificador”<text:tab/><text:tab/><text:tab/><text:tab/><text:tab/><text:tab/><text:tab/><text:tab/>verificador</text:span></text:p>
      <text:p text:style-name="P7">“<text:span text:style-name="T1">enJuego”<text:tab/><text:tab/><text:tab/><text:tab/><text:tab/><text:tab/><text:tab/><text:tab/>enJuego</text:span></text:p>
      <text:p text:style-name="P7">“<text:span text:style-name="T1">planetasConquistados”<text:tab/><text:tab/><text:tab/><text:tab/><text:tab/><text:tab/>planetasConquistados</text:span></text:p>
      <text:p text:style-name="P7">“<text:span text:style-name="T1">turnoJugador”<text:tab/><text:tab/><text:tab/><text:tab/><text:tab/><text:tab/><text:tab/>turnoJugador</text:span></text:p>
      <text:p text:style-name="P7"><text:bookmark-start text:name="__DdeLink__622_3549432489"/><text:bookmark-start text:name="__DdeLink__618_3549432489"/>("(-"{Numero}+")") | {Numero}+ <text:s/><text:tab/><text:tab/><text:tab/><text:tab/><text:tab/>ENTERO</text:p>
      <text:p text:style-name="P7">{Numero}*{Coma}{Numero}*{Coma}{Numero}*{Coma}{Numero}* <text:tab/><text:tab/></text:p>
      <text:p text:style-name="P7"><text:tab/><text:tab/><text:tab/><text:tab/><text:tab/><text:tab/><text:tab/><text:tab/><text:tab/><text:tab/><text:tab/><text:tab/>COLOR</text:p>
      <text:p text:style-name="P7">({Numero2}{Numero}*{Punto}|{Punto}|{Numero}{Punto}){Numero}*{Numero}</text:p>
      <text:p text:style-name="P7"><text:tab/><text:tab/><text:tab/><text:tab/><text:tab/><text:tab/><text:tab/><text:tab/><text:tab/><text:tab/><text:tab/><text:tab/>DECIMAL</text:p>
      <text:p text:style-name="P7">({Letra}|{Caracteres1})({Letra}|{Numero}|{Caracteres1}|{Caracteres2})*</text:p>
      <text:p text:style-name="P7"><text:tab/><text:tab/><text:tab/><text:tab/><text:tab/><text:tab/><text:tab/><text:tab/><text:tab/><text:tab/><text:tab/><text:tab/>ID</text:p>
      <text:p text:style-name="P7">{Espacio}*<text:tab/><text:tab/><text:tab/><text:tab/><text:tab/><text:tab/><text:tab/><text:tab/>{}</text:p>
      <text:p text:style-name="P7">.<text:tab/><text:tab/><text:tab/><text:tab/><text:tab/><text:tab/><text:tab/><text:tab/><text:tab/>{} <text:s/></text:p>
      <text:p text:style-name="P10"><text:bookmark-end text:name="__DdeLink__622_3549432489"/><text:bookmark-end text:name="__DdeLink__618_3549432489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3"><text:soft-page-break/>Analizador Sintactico:</text:p>
      <text:p text:style-name="P4"/>
      <text:p text:style-name="P12">T……………..{ VERDADERO, FALSO, LLAVE_A, LLAVE_B, AGRUPACION_A, <text:tab/><text:tab/><text:tab/><text:tab/><text:tab/>AGRUPACION_B, DOS_PUNTOS, COMA, PUNTO, COMILLAS,</text:p>
      <text:p text:style-name="P12"><text:s text:c="13"/><text:tab/>MAPA, id, size, alAzar, pNeutrales, mapaCiego, acumular, NEUTRALES, <text:tab/><text:tab/><text:tab/><text:tab/>mostrarNaves, mostrarEstadisticas,</text:p>
      <text:p text:style-name="P12"><text:s text:c="13"/><text:tab/>produccion, finalizacion, PLANETAS, nombre, naves, porcMuertes, <text:tab/><text:tab/><text:tab/><text:tab/><text:tab/>PLANETAS_NEUTRALES, JUGADORES, planetas,</text:p>
      <text:p text:style-name="P12"><text:s text:c="13"/><text:tab/>tipo, HUMANO, DIFICIL, FACIL, ENTERO, DECIMAL, ID, filas, columnas, color, <text:tab/><text:tab/><text:tab/>posX, posY, COLOR, CAMBIOS, turno,</text:p>
      <text:p text:style-name="P12"><text:s text:c="13"/><text:tab/>NAVES_CAMINO, noFlota, planetaOrigen, planetaDestino, planetasConquistados, <text:tab/><text:tab/><text:tab/>turnoJugador,</text:p>
      <text:p text:style-name="P12"><text:s/><text:tab/> <text:s text:c="11"/>noNaves, llegada, jugadorEnvio, jugadorAtaque, verificador, nombrePlaneta, enJuego }</text:p>
      <text:p text:style-name="P12"/>
      <text:p text:style-name="P12">N…………….{ a, a1, a2, <text:s/>juego, q2, d, c, g, e, f, j, h, i, j2, q, j, b, t, s, q3, u, v, w, aj, ak, am, an, y, q5,</text:p>
      <text:p text:style-name="P12"><text:tab/><text:tab/> z, aa, ab, ac, m, n, o, l, q8, ae, q7, af, ag, al, ah, ba, bp, ai, r, p, x, pn, jug, ad, bf, bg, bh</text:p>
      <text:p text:style-name="P12"><text:tab/><text:tab/> bi, bj, bk, bl, bm, bn, be, rep2, bb, rep1, bo, bq, bd, bc, inicio }</text:p>
      <text:p text:style-name="P12"/>
      <text:p text:style-name="P12">So……………{ inicio }</text:p>
      <text:p text:style-name="P3"/>
      <text:p text:style-name="P12">inicio ::= a a2</text:p>
      <text:p text:style-name="P12">;<text:span text:style-name="T4"><text:tab/></text:span></text:p>
      <text:p text:style-name="P8"><text:tab/>a ::= LLAVE_A juego LLAVE_B<text:tab/></text:p>
      <text:p text:style-name="P8">;</text:p>
      <text:p text:style-name="P8"><text:tab/>juego ::= b juego</text:p>
      <text:p text:style-name="P8"><text:tab/>| p juego</text:p>
      <text:p text:style-name="P8"><text:tab/>| pn juego</text:p>
      <text:p text:style-name="P8"><text:tab/>| jug juego</text:p>
      <text:p text:style-name="P8"><text:tab/>| COMA q2</text:p>
      <text:p text:style-name="P8"><text:tab/>| </text:p>
      <text:p text:style-name="P8"><text:tab/>| error</text:p>
      <text:p text:style-name="P8">;</text:p>
      <text:p text:style-name="P8"><text:tab/>q2 ::= b juego</text:p>
      <text:p text:style-name="P8"><text:tab/>| p juego</text:p>
      <text:p text:style-name="P8"><text:tab/>| pn juego</text:p>
      <text:p text:style-name="P8"><text:tab/>| jug juego</text:p>
      <text:p text:style-name="P8"><text:tab/>| error</text:p>
      <text:p text:style-name="P8">;</text:p>
      <text:p text:style-name="P8"><text:tab/>b ::= MAPA DOS_PUNTOS LLAVE_A c LLAVE_B</text:p>
      <text:p text:style-name="P8">;</text:p>
      <text:p text:style-name="P8"><text:tab/>c ::= d c</text:p>
      <text:p text:style-name="P8"><text:tab/>| g c</text:p>
      <text:p text:style-name="P8"><text:tab/>| e c</text:p>
      <text:p text:style-name="P8"><text:tab/>| f c</text:p>
      <text:p text:style-name="P8"><text:tab/>| h c</text:p>
      <text:p text:style-name="P8"><text:tab/>| i c</text:p>
      <text:p text:style-name="P8"><text:tab/>| j2 c</text:p>
      <text:p text:style-name="P8"><text:tab/>| COMA q</text:p>
      <text:p text:style-name="P8"><text:soft-page-break/><text:tab/>| </text:p>
      <text:p text:style-name="P8"><text:tab/>| error</text:p>
      <text:p text:style-name="P8">;</text:p>
      <text:p text:style-name="P8"><text:tab/>q ::= d c</text:p>
      <text:p text:style-name="P8"><text:tab/>| g c</text:p>
      <text:p text:style-name="P8"><text:tab/>| e c</text:p>
      <text:p text:style-name="P8"><text:tab/>| f c</text:p>
      <text:p text:style-name="P8"><text:tab/>| h c</text:p>
      <text:p text:style-name="P8"><text:tab/>| i c</text:p>
      <text:p text:style-name="P8"><text:tab/>| j2 c</text:p>
      <text:p text:style-name="P8"><text:tab/>| error</text:p>
      <text:p text:style-name="P8">;</text:p>
      <text:p text:style-name="P8"><text:tab/>e ::= size DOS_PUNTOS LLAVE_A j LLAVE_B</text:p>
      <text:p text:style-name="P8">;</text:p>
      <text:p text:style-name="P8"><text:tab/>f ::= alAzar DOS_PUNTOS VERDADERO</text:p>
      <text:p text:style-name="P8"><text:tab/>| alAzar DOS_PUNTOS FALSO</text:p>
      <text:p text:style-name="P8">;</text:p>
      <text:p text:style-name="P8"><text:tab/>j ::= filas DOS_PUNTOS ENTERO COMA columnas DOS_PUNTOS ENTERO<text:tab/><text:tab/>| columnas DOS_PUNTOS ENTERO COMA filas DOS_PUNTOS ENTERO</text:p>
      <text:p text:style-name="P8">;</text:p>
      <text:p text:style-name="P8"><text:tab/>d ::= id DOS_PUNTOS COMILLAS id COMILLAS</text:p>
      <text:p text:style-name="P8">;</text:p>
      <text:p text:style-name="P8"><text:tab/>g ::= pNeutrales ::= DOS_PUNTOS ENTERO</text:p>
      <text:p text:style-name="P8">;</text:p>
      <text:p text:style-name="P8"><text:tab/>h ::= mapaCiego DOS_PUNTOS VERDADERO</text:p>
      <text:p text:style-name="P8"><text:tab/>| mapaCiego DOS_PUNTOS FALSO</text:p>
      <text:p text:style-name="P9">;</text:p>
      <text:p text:style-name="P9"><text:tab/>i ::= acumular DOS_PUNTOS VERDADERO</text:p>
      <text:p text:style-name="P9"><text:tab/>| acumular DOS_PUNTOS FALSO</text:p>
      <text:p text:style-name="P9">;</text:p>
      <text:p text:style-name="P9"><text:tab/>j2 ::= NEUTRALES DOS_PUNTOS LLAVE_A l LLAVE_B</text:p>
      <text:p text:style-name="P9">;</text:p>
      <text:p text:style-name="P9"><text:tab/>l ::= m l</text:p>
      <text:p text:style-name="P9"><text:tab/>| n l</text:p>
      <text:p text:style-name="P9"><text:tab/>| o l</text:p>
      <text:p text:style-name="P9"><text:tab/>| COMA q8</text:p>
      <text:p text:style-name="P9"><text:tab/>|</text:p>
      <text:p text:style-name="P9"><text:tab/>| error</text:p>
      <text:p text:style-name="P9">;</text:p>
      <text:p text:style-name="P9"><text:tab/>q8 ::= m l </text:p>
      <text:p text:style-name="P9"><text:tab/>| n l</text:p>
      <text:p text:style-name="P9"><text:tab/>| o l</text:p>
      <text:p text:style-name="P9"><text:tab/>| error</text:p>
      <text:p text:style-name="P9">;</text:p>
      <text:p text:style-name="P9"><text:tab/></text:p>
      <text:p text:style-name="P9"><text:tab/>m ::= mostrarNaves DOS_PUNTOS VERDADERO</text:p>
      <text:p text:style-name="P9"><text:tab/>| mostrarNaves DOS_PUNTOS FALSO</text:p>
      <text:p text:style-name="P9">;</text:p>
      <text:p text:style-name="P9"><text:tab/>n ::= mostrarEstadisticas DOS_PUNTOS VERDADERO</text:p>
      <text:p text:style-name="P9"><text:soft-page-break/><text:tab/>| mostrarEstadisticas DOS_PUNTOS FALSO</text:p>
      <text:p text:style-name="P9">;</text:p>
      <text:p text:style-name="P9"><text:tab/>o ::= produccion DOS_PUNTOS ENTERO</text:p>
      <text:p text:style-name="P9">;</text:p>
      <text:p text:style-name="P9"><text:tab/>k ::= finalizacion DOS_PUNTOS ENTERO</text:p>
      <text:p text:style-name="P9">;</text:p>
      <text:p text:style-name="P9"><text:tab/>p ::= PLANETAS DOS_PUNTOS AGRUPACION_A r AGRUPACION_B</text:p>
      <text:p text:style-name="P9"><text:tab/>| PLANETAS DOS_PUNTOS AGRUPACION_A AGRUPACION_B</text:p>
      <text:p text:style-name="P9">;</text:p>
      <text:p text:style-name="P9"><text:tab/>r ::= LLAVE_A s LLAVE_B COMA r</text:p>
      <text:p text:style-name="P9"><text:tab/>| LLAVE_A s LLAVE_B</text:p>
      <text:p text:style-name="P9">;</text:p>
      <text:p text:style-name="P9"><text:tab/>s ::= t s</text:p>
      <text:p text:style-name="P9"><text:tab/>| u s</text:p>
      <text:p text:style-name="P9"><text:tab/>| v s</text:p>
      <text:p text:style-name="P9"><text:tab/>| w s</text:p>
      <text:p text:style-name="P9"><text:tab/>| aj s</text:p>
      <text:p text:style-name="P9"><text:tab/>| ak s</text:p>
      <text:p text:style-name="P9"><text:tab/>| COMA q3</text:p>
      <text:p text:style-name="P9"><text:tab/>| </text:p>
      <text:p text:style-name="P9"><text:tab/>| error</text:p>
      <text:p text:style-name="P9">;</text:p>
      <text:p text:style-name="P9"><text:tab/>q3 ::= t s</text:p>
      <text:p text:style-name="P9"><text:tab/>| u s</text:p>
      <text:p text:style-name="P9"><text:tab/>| v s</text:p>
      <text:p text:style-name="P9"><text:tab/>| w s</text:p>
      <text:p text:style-name="P9"><text:tab/>| aj s</text:p>
      <text:p text:style-name="P9"><text:tab/>| ak s</text:p>
      <text:p text:style-name="P9"><text:tab/>| error</text:p>
      <text:p text:style-name="P9">;</text:p>
      <text:p text:style-name="P9"><text:tab/>t ::= nombre DOS_PUNTOS COMILLAS ID COMILLAS</text:p>
      <text:p text:style-name="P9">;</text:p>
      <text:p text:style-name="P9"><text:tab/>u ::= naves DOS_PUNTOS ENTERO</text:p>
      <text:p text:style-name="P9">;</text:p>
      <text:p text:style-name="P9"><text:tab/>v ::= produccion DOS_PUNTOS ENTERO</text:p>
      <text:p text:style-name="P9">;</text:p>
      <text:p text:style-name="P9"><text:tab/>w ::= porcMuertes DOS_PUNTOS DECIMAL</text:p>
      <text:p text:style-name="P9">;</text:p>
      <text:p text:style-name="P9"><text:tab/>aj ::= posX DOS_PUNTOS ENTERO</text:p>
      <text:p text:style-name="P9">;</text:p>
      <text:p text:style-name="P9"><text:tab/>ak ::= posY DOS_PUNTOS ENTERO</text:p>
      <text:p text:style-name="P9">;</text:p>
      <text:p text:style-name="P9"><text:tab/>pn ::= PLANETAS_NEUTRALES DOS_PUNTOS AGRUPACION_A x AGRUPACION_B</text:p>
      <text:p text:style-name="P9"><text:tab/>| PLANETAS_NEUTRALES DOS_PUNTOS AGRUPACION_A AGRUPACION_B</text:p>
      <text:p text:style-name="P9">;</text:p>
      <text:p text:style-name="P9"><text:tab/>x ::= LLAVE_A y LLAVE_B COMA x</text:p>
      <text:p text:style-name="P9"><text:tab/>| LLAVE_A y LLAVE_B</text:p>
      <text:p text:style-name="P9">;</text:p>
      <text:p text:style-name="P9"><text:tab/>y ::= z y</text:p>
      <text:p text:style-name="P9"><text:soft-page-break/><text:tab/>| aa y</text:p>
      <text:p text:style-name="P9"><text:tab/>| ab y</text:p>
      <text:p text:style-name="P9"><text:tab/>| ac y</text:p>
      <text:p text:style-name="P9"><text:tab/>| am y</text:p>
      <text:p text:style-name="P9"><text:tab/>| an y</text:p>
      <text:p text:style-name="P9"><text:tab/>| COMA q5</text:p>
      <text:p text:style-name="P9"><text:tab/>|</text:p>
      <text:p text:style-name="P9"><text:tab/>| error</text:p>
      <text:p text:style-name="P9">;</text:p>
      <text:p text:style-name="P9"><text:tab/></text:p>
      <text:p text:style-name="P9"><text:tab/>q5 ::= z y</text:p>
      <text:p text:style-name="P9"><text:tab/>| aa y</text:p>
      <text:p text:style-name="P9"><text:tab/>| ab y</text:p>
      <text:p text:style-name="P9"><text:tab/>| ac y</text:p>
      <text:p text:style-name="P9"><text:tab/>| am y</text:p>
      <text:p text:style-name="P9"><text:tab/>| an y</text:p>
      <text:p text:style-name="P9"><text:tab/>| error</text:p>
      <text:p text:style-name="P9">;</text:p>
      <text:p text:style-name="P9"><text:tab/>z ::= nombre DOS_PUNTOS COMILLAS ID COMILLAS</text:p>
      <text:p text:style-name="P9">;</text:p>
      <text:p text:style-name="P9"><text:tab/>aa ::= naves DOS_PUNTOS ENTERO</text:p>
      <text:p text:style-name="P9">;</text:p>
      <text:p text:style-name="P9"><text:tab/>ab ::= produccion DOS_PUNTOS ENTERO</text:p>
      <text:p text:style-name="P9">;</text:p>
      <text:p text:style-name="P9"><text:tab/>ac ::= porcMuertes DOS_PUNTOS DECIMAL</text:p>
      <text:p text:style-name="P9">;</text:p>
      <text:p text:style-name="P9"><text:tab/>am ::= posX DOS_PUNTOS ENTERO</text:p>
      <text:p text:style-name="P9">;</text:p>
      <text:p text:style-name="P9"><text:tab/>an ::= posY DOS_PUNTOS ENTERO</text:p>
      <text:p text:style-name="P9">;</text:p>
      <text:p text:style-name="P9"><text:tab/>jug ::= JUGADORES DOS_PUNTOS AGRUPACION_A ad AGRUPACION_B</text:p>
      <text:p text:style-name="P9"><text:tab/>| JUGADORES DOS_PUNTOS AGRUPACION_A <text:s/>AGRUPACION_B</text:p>
      <text:p text:style-name="P9">;</text:p>
      <text:p text:style-name="P9"><text:tab/>ad := LLAVE_A ae LLAVE_B COMA ad<text:tab/><text:tab/><text:tab/></text:p>
      <text:p text:style-name="P9"><text:tab/>| LLAVE_A ae LLAVE_B<text:tab/><text:tab/><text:tab/><text:tab/><text:tab/><text:tab/></text:p>
      <text:p text:style-name="P9">;</text:p>
      <text:p text:style-name="P9"><text:tab/>ae ::= af ae</text:p>
      <text:p text:style-name="P9"><text:tab/>| ag ae</text:p>
      <text:p text:style-name="P9"><text:tab/>| ah ae</text:p>
      <text:p text:style-name="P9"><text:tab/>| al ae</text:p>
      <text:p text:style-name="P9"><text:tab/>| COMA q7</text:p>
      <text:p text:style-name="P9"><text:tab/>| </text:p>
      <text:p text:style-name="P9"><text:tab/>| error</text:p>
      <text:p text:style-name="P9">;</text:p>
      <text:p text:style-name="P9"><text:tab/>q7 ::= af ae</text:p>
      <text:p text:style-name="P9"><text:tab/>| ag ae</text:p>
      <text:p text:style-name="P9"><text:tab/>| ah ae</text:p>
      <text:p text:style-name="P9"><text:tab/>| al ae</text:p>
      <text:p text:style-name="P9"><text:tab/>| error ae</text:p>
      <text:p text:style-name="P9"><text:soft-page-break/>;</text:p>
      <text:p text:style-name="P9"><text:tab/>af ::= nombre DOS_PUNTOS COMILLAS ID COMILLAS</text:p>
      <text:p text:style-name="P9">;</text:p>
      <text:p text:style-name="P9"><text:tab/>ag ::= planetas DOS_PUNTOS AGRUPACION_A ai AGRUPACION_B</text:p>
      <text:p text:style-name="P9">;</text:p>
      <text:p text:style-name="P9"><text:tab/>ai ::= COMILLAS ID COMILLAS COMA ai</text:p>
      <text:p text:style-name="P9"><text:tab/>| COMILLAS ID COMILLAS ai</text:p>
      <text:p text:style-name="P9"><text:tab/>|</text:p>
      <text:p text:style-name="P9">;</text:p>
      <text:p text:style-name="P9"><text:tab/><text:span text:style-name="T3">al ::= color DOS_PUNTOS COMILLAS COLOR COMILLAS</text:span><text:tab/></text:p>
      <text:p text:style-name="P9">;</text:p>
      <text:p text:style-name="P9"><text:tab/>a<text:span text:style-name="T1">h</text:span> ::= <text:span text:style-name="T3">tipo</text:span> DOS_PUNTOS FACIL</text:p>
      <text:p text:style-name="P9"><text:tab/>| <text:span text:style-name="T3">tipo</text:span> DOS_PUNTOS DIFICIL</text:p>
      <text:p text:style-name="P9"><text:tab/>| <text:span text:style-name="T3">tipo</text:span> DOS_PUNTOS HUMANO</text:p>
      <text:p text:style-name="P11">;</text:p>
      <text:p text:style-name="P11"><text:tab/><text:span text:style-name="T1">ba ::= enJuego DOS_PUNTOS VERDADERO </text:span></text:p>
      <text:p text:style-name="P11"><text:tab/><text:span text:style-name="T1">| enJuego DOS_PUNTOS FALSO</text:span></text:p>
      <text:p text:style-name="P11">;</text:p>
      <text:p text:style-name="P11"><text:tab/><text:span text:style-name="T1">bp ::= planetasConquistados DOS_PUNTOS ENTERO</text:span></text:p>
      <text:p text:style-name="P11">;</text:p>
      <text:p text:style-name="P11"><text:tab/><text:span text:style-name="T1">a2 ::= CAMBIOS DOS_PUNTOS AGRUPACION_A bo AGRUPACION_B</text:span></text:p>
      <text:p text:style-name="P11">;</text:p>
      <text:p text:style-name="P11"><text:tab/><text:span text:style-name="T1">bo ::= bb bo</text:span></text:p>
      <text:p text:style-name="P11"><text:tab/><text:span text:style-name="T1">| bq bo</text:span></text:p>
      <text:p text:style-name="P11"><text:tab/><text:span text:style-name="T1">| bc bo</text:span></text:p>
      <text:p text:style-name="P11"><text:tab/><text:span text:style-name="T1">| COMA rep1</text:span></text:p>
      <text:p text:style-name="P11"><text:tab/><text:span text:style-name="T1">|</text:span></text:p>
      <text:p text:style-name="P11"><text:tab/><text:span text:style-name="T1">| error</text:span></text:p>
      <text:p text:style-name="P11">;</text:p>
      <text:p text:style-name="P11"><text:tab/><text:span text:style-name="T1">rep1 ::= bb bo</text:span></text:p>
      <text:p text:style-name="P11"><text:tab/><text:span text:style-name="T1">| bq bo</text:span></text:p>
      <text:p text:style-name="P11"><text:tab/><text:span text:style-name="T1">| bc bo</text:span></text:p>
      <text:p text:style-name="P11"><text:tab/><text:span text:style-name="T1">| error</text:span></text:p>
      <text:p text:style-name="P11">;</text:p>
      <text:p text:style-name="P11"><text:tab/><text:span text:style-name="T1">bb ::= turno DOS_PUNTOS ENTERO</text:span></text:p>
      <text:p text:style-name="P11">;</text:p>
      <text:p text:style-name="P11"><text:tab/><text:span text:style-name="T1">bq ::= turnoJugador DOS_PUNTOS ENTERO</text:span></text:p>
      <text:p text:style-name="P11">;</text:p>
      <text:p text:style-name="P11"><text:tab/><text:span text:style-name="T1">bc ::= NAVES_CAMINO AGRUPACION_A bd AGRUPACION_B</text:span></text:p>
      <text:p text:style-name="P11"><text:tab/><text:span text:style-name="T1">| NAVES_CAMINO AGRUPACION_A AGRUPACION_B</text:span></text:p>
      <text:p text:style-name="P11">;</text:p>
      <text:p text:style-name="P11"><text:tab/><text:span text:style-name="T1">bd ::= LLAVE_A be LLAVE_B COMA bd</text:span></text:p>
      <text:p text:style-name="P11"><text:tab/><text:span text:style-name="T1">| LLAVE_A be LLAVE_B</text:span></text:p>
      <text:p text:style-name="P11">;</text:p>
      <text:p text:style-name="P11"><text:tab/><text:span text:style-name="T1">be ::= bf be</text:span></text:p>
      <text:p text:style-name="P11"><text:tab/><text:span text:style-name="T1">| bg be</text:span></text:p>
      <text:p text:style-name="P11"><text:tab/><text:span text:style-name="T1">| bh be</text:span></text:p>
      <text:p text:style-name="P11"><text:tab/><text:span text:style-name="T1">| bi be</text:span></text:p>
      <text:p text:style-name="P11"><text:tab/><text:span text:style-name="T1">| bj be</text:span></text:p>
      <text:p text:style-name="P11"><text:soft-page-break/><text:tab/><text:span text:style-name="T1">| bk be</text:span></text:p>
      <text:p text:style-name="P11"><text:tab/><text:span text:style-name="T1">| bl be</text:span></text:p>
      <text:p text:style-name="P11"><text:tab/><text:span text:style-name="T1">| bm be</text:span></text:p>
      <text:p text:style-name="P11"><text:tab/><text:span text:style-name="T1">| bn be</text:span></text:p>
      <text:p text:style-name="P11"><text:tab/><text:span text:style-name="T1">| COMA q2</text:span></text:p>
      <text:p text:style-name="P11"><text:tab/><text:span text:style-name="T1">|</text:span></text:p>
      <text:p text:style-name="P11"><text:tab/><text:span text:style-name="T1">| error</text:span></text:p>
      <text:p text:style-name="P11">;</text:p>
      <text:p text:style-name="P11"><text:tab/><text:span text:style-name="T1">rep2 ::= bf be</text:span></text:p>
      <text:p text:style-name="P11"><text:tab/><text:span text:style-name="T1">| bg be</text:span></text:p>
      <text:p text:style-name="P11"><text:tab/><text:span text:style-name="T1">| bh be</text:span></text:p>
      <text:p text:style-name="P11"><text:tab/><text:span text:style-name="T1">| bi be</text:span></text:p>
      <text:p text:style-name="P11"><text:tab/><text:span text:style-name="T1">| bj be</text:span></text:p>
      <text:p text:style-name="P11"><text:tab/><text:span text:style-name="T1">| bk be</text:span></text:p>
      <text:p text:style-name="P11"><text:tab/><text:span text:style-name="T1">| bl be</text:span></text:p>
      <text:p text:style-name="P11"><text:tab/><text:span text:style-name="T1">| bm be</text:span></text:p>
      <text:p text:style-name="P11"><text:tab/><text:span text:style-name="T1">| bn be</text:span></text:p>
      <text:p text:style-name="P11"><text:tab/><text:span text:style-name="T1">| error</text:span></text:p>
      <text:p text:style-name="P11">;</text:p>
      <text:p text:style-name="P11"/>
      <text:p text:style-name="P11"><text:tab/><text:span text:style-name="T1">bf ::= noFlota DOS_PUNTOS ENTERO</text:span></text:p>
      <text:p text:style-name="P11">;</text:p>
      <text:p text:style-name="P11"><text:tab/><text:span text:style-name="T1">bg ::= planetaOrigen DOS_PUNTOS ID</text:span></text:p>
      <text:p text:style-name="P11">;</text:p>
      <text:p text:style-name="P11"><text:tab/><text:span text:style-name="T1">bh ::= planetaDestino DOS_PUNTOS ID</text:span></text:p>
      <text:p text:style-name="P11">;</text:p>
      <text:p text:style-name="P11"><text:tab/><text:span text:style-name="T1">bi ::= noNaves DOS_PUNTOS ENTERO</text:span></text:p>
      <text:p text:style-name="P11">;</text:p>
      <text:p text:style-name="P11"><text:tab/><text:span text:style-name="T1">bj ::= porcMuertes DOS_PUNTOS DECIMAL</text:span></text:p>
      <text:p text:style-name="P11">;</text:p>
      <text:p text:style-name="P11"><text:tab/><text:span text:style-name="T1">bk ::= llegada DOS_PUNTOS ENTERO</text:span></text:p>
      <text:p text:style-name="P11">;</text:p>
      <text:p text:style-name="P11"><text:tab/><text:span text:style-name="T1">bl ::= jugadorEnvio DOS_PUNTOS ENTERO</text:span></text:p>
      <text:p text:style-name="P11">;</text:p>
      <text:p text:style-name="P11"><text:tab/><text:span text:style-name="T1">bm ::= jugadorAtaque DOS_PUNTOS ENTERO</text:span></text:p>
      <text:p text:style-name="P11">;</text:p>
      <text:p text:style-name="P11"><text:tab/><text:span text:style-name="T1">bn ::= verificador DOS_PUNTOS VERDADERO</text:span></text:p>
      <text:p text:style-name="P11"><text:tab/><text:span text:style-name="T1">| verificador DOS_PUNTOS FALSO</text:span></text:p>
      <text:p text:style-name="P11">;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42:41.677487484</meta:creation-date>
    <dc:date>2020-03-29T19:38:45.141217629</dc:date>
    <meta:editing-duration>PT10M9S</meta:editing-duration>
    <meta:editing-cycles>1</meta:editing-cycles>
    <meta:document-statistic meta:table-count="0" meta:image-count="0" meta:object-count="0" meta:page-count="8" meta:paragraph-count="344" meta:word-count="1089" meta:character-count="6649" meta:non-whitespace-character-count="5168"/>
    <meta:generator>LibreOffice/6.0.7.3$Linux_X86_64 LibreOffice_project/00m0$Build-3</meta:generator>
  </office:meta>
</office:document-meta>
</file>